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4">
            <text:p>Computer Vision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Disco</text:p>
          </table:table-cell>
          <table:covered-table-cell/>
          <table:table-cell table:style-name="ce1"/>
          <table:table-cell office:value-type="string" table:number-columns-spanned="2" table:number-rows-spanned="1" table:style-name="ce4">
            <text:p>IT Security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1">
            <text:p>Blatt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von</text:p>
          </table:table-cell>
          <table:table-cell table:style-name="ce1"/>
          <table:table-cell office:value-type="string" table:style-name="ce1">
            <text:p>Punkte</text:p>
          </table:table-cell>
          <table:table-cell office:value-type="string" table:style-name="ce1">
            <text:p>von</text:p>
          </table:table-cell>
          <table:table-cell table:style-name="ce1"/>
          <table:table-cell office:value-type="string" table:style-name="ce1">
            <text:p>Punkte</text:p>
          </table:table-cell>
          <table:table-cell office:value-type="string" table:style-name="ce1">
            <text:p>von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0" table:formula="of:=3+2+2+2+1+2+3+5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6" table:formula="of:=6+8+6+6" table:style-name="ce1">
            <text:p>2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0" table:formula="of:=2+3+3+8+4" table:style-name="ce1">
            <text:p>2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0" table:formula="of:=5+8+7" table:style-name="ce1">
            <text:p>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7+8+5" table:style-name="ce1">
            <text:p>2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0" table:formula="of:=2+3+3+6+6" table:style-name="ce1">
            <text:p>2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.5" table:style-name="ce1">
            <text:p>7,5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5" table:style-name="ce1">
            <text:p>6,5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.75" table:style-name="ce1">
            <text:p>7,75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6" table:style-name="ce1"/>
          <table:table-cell office:value-type="float" office:value="9.5" table:style-name="ce1">
            <text:p>9,5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samt</text:p>
          </table:table-cell>
          <table:table-cell office:value-type="float" office:value="97" table:formula="of:=SUM([.B3:.B18])" table:style-name="ce1">
            <text:p>97</text:p>
          </table:table-cell>
          <table:table-cell office:value-type="float" office:value="145" table:formula="of:=SUMIF([.B3:.B18]; &quot;&lt;&gt;&quot;; [.C3:.C18])" table:style-name="ce1">
            <text:p>145</text:p>
          </table:table-cell>
          <table:table-cell table:style-name="ce1"/>
          <table:table-cell office:value-type="float" office:value="87" table:formula="of:=SUM([.E3:.E18])" table:style-name="ce1">
            <text:p>87</text:p>
          </table:table-cell>
          <table:table-cell office:value-type="float" office:value="170" table:formula="of:=SUMIF([.E3:.E18]; &quot;&lt;&gt;&quot;; [.F3:.F18])" table:style-name="ce1">
            <text:p>170</text:p>
          </table:table-cell>
          <table:table-cell table:style-name="ce1"/>
          <table:table-cell office:value-type="float" office:value="77.25" table:formula="of:=SUM([.H3:.H18])" table:style-name="ce1">
            <text:p>77,25</text:p>
          </table:table-cell>
          <table:table-cell office:value-type="float" office:value="110" table:formula="of:=SUMIF([.H3:.H18]; &quot;&lt;&gt;&quot;; [.I3:.I18])" table:style-name="ce1">
            <text:p>1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zentzahl</text:p>
          </table:table-cell>
          <table:table-cell table:style-name="ce1"/>
          <table:table-cell office:value-type="percentage" office:value="0.66896551724137931" table:formula="of:=[.B19]/[.C19]" table:style-name="ce2">
            <text:p>66,90 %</text:p>
          </table:table-cell>
          <table:table-cell table:number-columns-repeated="2" table:style-name="ce1"/>
          <table:table-cell office:value-type="percentage" office:value="0.5117647058823529" table:formula="of:=[.E19]/[.F19]" table:style-name="ce2">
            <text:p>51,18 %</text:p>
          </table:table-cell>
          <table:table-cell table:number-columns-repeated="2" table:style-name="ce1"/>
          <table:table-cell office:value-type="percentage" office:value="0.70227272727272727" table:formula="of:=[.H19]/[.I19]" table:style-name="ce2">
            <text:p>70,23 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ffer</text:p>
          </table:table-cell>
          <table:table-cell table:style-name="ce1"/>
          <table:table-cell office:value-type="float" office:value="24.5" table:formula="of:=[.B19]-([.C19]/2)" table:style-name="ce1">
            <text:p>24,5</text:p>
          </table:table-cell>
          <table:table-cell table:number-columns-repeated="2" table:style-name="ce1"/>
          <table:table-cell office:value-type="float" office:value="2" table:formula="of:=[.E19]-([.F19]/2)" table:style-name="ce1">
            <text:p>2</text:p>
          </table:table-cell>
          <table:table-cell table:number-columns-repeated="2" table:style-name="ce1"/>
          <table:table-cell office:value-type="float" office:value="22.25" table:formula="of:=[.H19]-([.I19]/2)" table:style-name="ce1">
            <text:p>22,25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12</meta:generator>
    <dc:title/>
    <dc:description/>
    <dc:subject/>
    <meta:initial-creator/>
    <dc:creator>hensing 1</dc:creator>
    <meta:creation-date>2024-12-09T00:35:58Z</meta:creation-date>
    <dc:date>2025-01-16T12:30:04Z</dc:date>
    <meta:editing-cycles>6</meta:editing-cycles>
  </office:meta>
</office:document-meta>
</file>